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popt_or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</text:p>
          </table:table-cell>
          <table:table-cell office:value-type="float" office:value="15" calcext:value-type="float">
            <text:p>15</text:p>
          </table:table-cell>
          <table:table-cell office:value-type="float" office:value="0.280649" calcext:value-type="float">
            <text:p>0.280649</text:p>
          </table:table-cell>
          <table:table-cell office:value-type="float" office:value="-0.1550376" calcext:value-type="float">
            <text:p>-0.1550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shape</text:p>
          </table:table-cell>
          <table:table-cell office:value-type="float" office:value="48" calcext:value-type="float">
            <text:p>48</text:p>
          </table:table-cell>
          <table:table-cell office:value-type="float" office:value="0.245086" calcext:value-type="float">
            <text:p>0.245086</text:p>
          </table:table-cell>
          <table:table-cell office:value-type="float" office:value="-4.281091" calcext:value-type="float">
            <text:p>-4.28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mix</text:p>
          </table:table-cell>
          <table:table-cell office:value-type="float" office:value="18" calcext:value-type="float">
            <text:p>18</text:p>
          </table:table-cell>
          <table:table-cell office:value-type="float" office:value="0.201979" calcext:value-type="float">
            <text:p>0.201979</text:p>
          </table:table-cell>
          <table:table-cell office:value-type="float" office:value="-0.04805449" calcext:value-type="float">
            <text:p>-0.0480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8" calcext:value-type="float">
            <text:p>28</text:p>
          </table:table-cell>
          <table:table-cell office:value-type="float" office:value="0.353" calcext:value-type="float">
            <text:p>0.353</text:p>
          </table:table-cell>
          <table:table-cell office:value-type="float" office:value="5.068529936" calcext:value-type="float">
            <text:p>5.068529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float" office:value="0.091411" calcext:value-type="float">
            <text:p>0.091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3" calcext:value-type="float">
            <text:p>73</text:p>
          </table:table-cell>
          <table:table-cell office:value-type="float" office:value="20.81496" calcext:value-type="float">
            <text:p>20.81496</text:p>
          </table:table-cell>
          <table:table-cell office:value-type="float" office:value="42.73582" calcext:value-type="float">
            <text:p>42.73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oil</text:p>
          </table:table-cell>
          <table:table-cell office:value-type="float" office:value="23" calcext:value-type="float">
            <text:p>23</text:p>
          </table:table-cell>
          <table:table-cell office:value-type="float" office:value="0.152119" calcext:value-type="float">
            <text:p>0.152119</text:p>
          </table:table-cell>
          <table:table-cell office:value-type="float" office:value="0.005236596" calcext:value-type="float">
            <text:p>0.00523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r</text:p>
          </table:table-cell>
          <table:table-cell office:value-type="float" office:value="49" calcext:value-type="float">
            <text:p>49</text:p>
          </table:table-cell>
          <table:table-cell office:value-type="float" office:value="0.717004" calcext:value-type="float">
            <text:p>0.717004</text:p>
          </table:table-cell>
          <table:table-cell office:value-type="float" office:value="-1247.974" calcext:value-type="float">
            <text:p>-1247.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circle_Henon</text:p>
          </table:table-cell>
          <table:table-cell office:value-type="float" office:value="41" calcext:value-type="float">
            <text:p>41</text:p>
          </table:table-cell>
          <table:table-cell office:value-type="float" office:value="35.3224" calcext:value-type="float">
            <text:p>35.3224</text:p>
          </table:table-cell>
          <table:table-cell office:value-type="float" office:value="35.07474" calcext:value-type="float">
            <text:p>35.0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circle_emden</text:p>
          </table:table-cell>
          <table:table-cell office:value-type="float" office:value="54" calcext:value-type="float">
            <text:p>54</text:p>
          </table:table-cell>
          <table:table-cell office:value-type="float" office:value="70.7124" calcext:value-type="float">
            <text:p>70.7124</text:p>
          </table:table-cell>
          <table:table-cell office:value-type="float" office:value="10.86135" calcext:value-type="float">
            <text:p>10.8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circle_perturbed</text:p>
          </table:table-cell>
          <table:table-cell office:value-type="float" office:value="42" calcext:value-type="float">
            <text:p>42</text:p>
          </table:table-cell>
          <table:table-cell office:value-type="float" office:value="58.24259" calcext:value-type="float">
            <text:p>58.24259</text:p>
          </table:table-cell>
          <table:table-cell office:value-type="float" office:value="0.03015279" calcext:value-type="float">
            <text:p>0.03015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lshaped_Emden</text:p>
          </table:table-cell>
          <table:table-cell office:value-type="float" office:value="67" calcext:value-type="float">
            <text:p>67</text:p>
          </table:table-cell>
          <table:table-cell office:value-type="float" office:value="53.83377" calcext:value-type="float">
            <text:p>53.83377</text:p>
          </table:table-cell>
          <table:table-cell office:value-type="float" office:value="20.20122" calcext:value-type="float">
            <text:p>20.2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lshaped_Henon</text:p>
          </table:table-cell>
          <table:table-cell office:value-type="float" office:value="83" calcext:value-type="float">
            <text:p>83</text:p>
          </table:table-cell>
          <table:table-cell office:value-type="float" office:value="38.85965" calcext:value-type="float">
            <text:p>38.85965</text:p>
          </table:table-cell>
          <table:table-cell office:value-type="float" office:value="34.38143" calcext:value-type="float">
            <text:p>34.38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lshaped_perturbed</text:p>
          </table:table-cell>
          <table:table-cell office:value-type="float" office:value="48" calcext:value-type="float">
            <text:p>48</text:p>
          </table:table-cell>
          <table:table-cell office:value-type="float" office:value="18.26384" calcext:value-type="float">
            <text:p>18.26384</text:p>
          </table:table-cell>
          <table:table-cell office:value-type="float" office:value="0.02788346" calcext:value-type="float">
            <text:p>0.0278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_Henon</text:p>
          </table:table-cell>
          <table:table-cell office:value-type="float" office:value="67" calcext:value-type="float">
            <text:p>67</text:p>
          </table:table-cell>
          <table:table-cell office:value-type="float" office:value="28.2991" calcext:value-type="float">
            <text:p>28.2991</text:p>
          </table:table-cell>
          <table:table-cell office:value-type="float" office:value="117.9065" calcext:value-type="float">
            <text:p>117.9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_emden</text:p>
          </table:table-cell>
          <table:table-cell office:value-type="float" office:value="149" calcext:value-type="float">
            <text:p>149</text:p>
          </table:table-cell>
          <table:table-cell office:value-type="float" office:value="32.54041" calcext:value-type="float">
            <text:p>32.54041</text:p>
          </table:table-cell>
          <table:table-cell office:value-type="float" office:value="92.7427" calcext:value-type="float">
            <text:p>92.7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_perturbed</text:p>
          </table:table-cell>
          <table:table-cell office:value-type="float" office:value="53" calcext:value-type="float">
            <text:p>53</text:p>
          </table:table-cell>
          <table:table-cell office:value-type="float" office:value="21.87302" calcext:value-type="float">
            <text:p>21.87302</text:p>
          </table:table-cell>
          <table:table-cell office:value-type="float" office:value="0.02602366" calcext:value-type="float">
            <text:p>0.0260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tangle_Emden</text:p>
          </table:table-cell>
          <table:table-cell office:value-type="float" office:value="22" calcext:value-type="float">
            <text:p>22</text:p>
          </table:table-cell>
          <table:table-cell office:value-type="float" office:value="6.67744" calcext:value-type="float">
            <text:p>6.67744</text:p>
          </table:table-cell>
          <table:table-cell office:value-type="float" office:value="9.284899" calcext:value-type="float">
            <text:p>9.284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tangle_Henon</text:p>
          </table:table-cell>
          <table:table-cell office:value-type="float" office:value="21" calcext:value-type="float">
            <text:p>21</text:p>
          </table:table-cell>
          <table:table-cell office:value-type="float" office:value="9.17" calcext:value-type="float">
            <text:p>9.17</text:p>
          </table:table-cell>
          <table:table-cell office:value-type="float" office:value="27.19462347" calcext:value-type="float">
            <text:p>27.1946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_rectangle_perturbed</text:p>
          </table:table-cell>
          <table:table-cell office:value-type="float" office:value="43" calcext:value-type="float">
            <text:p>43</text:p>
          </table:table-cell>
          <table:table-cell office:value-type="float" office:value="40.3028" calcext:value-type="float">
            <text:p>40.3028</text:p>
          </table:table-cell>
          <table:table-cell office:value-type="float" office:value="0.02821652" calcext:value-type="float">
            <text:p>0.0282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9" calcext:value-type="float">
            <text:p>19</text:p>
          </table:table-cell>
          <table:table-cell office:value-type="float" office:value="0.48192" calcext:value-type="float">
            <text:p>0.48192</text:p>
          </table:table-cell>
          <table:table-cell office:value-type="float" office:value="19746510" calcext:value-type="float">
            <text:p>19746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18" calcext:value-type="float">
            <text:p>18</text:p>
          </table:table-cell>
          <table:table-cell office:value-type="float" office:value="0.24907" calcext:value-type="float">
            <text:p>0.24907</text:p>
          </table:table-cell>
          <table:table-cell office:value-type="float" office:value="0.009022292" calcext:value-type="float">
            <text:p>0.009022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85" calcext:value-type="float">
            <text:p>85</text:p>
          </table:table-cell>
          <table:table-cell office:value-type="float" office:value="3.215187" calcext:value-type="float">
            <text:p>3.215187</text:p>
          </table:table-cell>
          <table:table-cell office:value-type="float" office:value="2.506951" calcext:value-type="float">
            <text:p>2.506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ne</text:p>
          </table:table-cell>
          <table:table-cell office:value-type="float" office:value="19" calcext:value-type="float">
            <text:p>19</text:p>
          </table:table-cell>
          <table:table-cell office:value-type="float" office:value="0.57773" calcext:value-type="float">
            <text:p>0.57773</text:p>
          </table:table-cell>
          <table:table-cell office:value-type="float" office:value="1.840092" calcext:value-type="float">
            <text:p>1.84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43" calcext:value-type="float">
            <text:p>43</text:p>
          </table:table-cell>
          <table:table-cell office:value-type="float" office:value="4.110076" calcext:value-type="float">
            <text:p>4.110076</text:p>
          </table:table-cell>
          <table:table-cell office:value-type="float" office:value="-0.6749815" calcext:value-type="float">
            <text:p>-0.6749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27" calcext:value-type="float">
            <text:p>27</text:p>
          </table:table-cell>
          <table:table-cell office:value-type="float" office:value="0.96691" calcext:value-type="float">
            <text:p>0.96691</text:p>
          </table:table-cell>
          <table:table-cell office:value-type="float" office:value="9.140947" calcext:value-type="float">
            <text:p>9.140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26" calcext:value-type="float">
            <text:p>26</text:p>
          </table:table-cell>
          <table:table-cell office:value-type="float" office:value="0.779146" calcext:value-type="float">
            <text:p>0.779146</text:p>
          </table:table-cell>
          <table:table-cell office:value-type="float" office:value="-1.012831" calcext:value-type="float">
            <text:p>-1.012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ing</text:p>
          </table:table-cell>
          <table:table-cell office:value-type="float" office:value="15" calcext:value-type="float">
            <text:p>15</text:p>
          </table:table-cell>
          <table:table-cell office:value-type="float" office:value="0.209702" calcext:value-type="float">
            <text:p>0.209702</text:p>
          </table:table-cell>
          <table:table-cell office:value-type="float" office:value="0.5545713" calcext:value-type="float">
            <text:p>0.554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duct12</text:p>
          </table:table-cell>
          <table:table-cell office:value-type="float" office:value="10" calcext:value-type="float">
            <text:p>10</text:p>
          </table:table-cell>
          <table:table-cell office:value-type="float" office:value="5.680973" calcext:value-type="float">
            <text:p>5.680973</text:p>
          </table:table-cell>
          <table:table-cell office:value-type="float" office:value="22307.59" calcext:value-type="float">
            <text:p>22307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duct15</text:p>
          </table:table-cell>
          <table:table-cell office:value-type="float" office:value="14" calcext:value-type="float">
            <text:p>14</text:p>
          </table:table-cell>
          <table:table-cell office:value-type="float" office:value="2.876487" calcext:value-type="float">
            <text:p>2.876487</text:p>
          </table:table-cell>
          <table:table-cell office:value-type="float" office:value="10495.11" calcext:value-type="float">
            <text:p>1049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duct20</text:p>
          </table:table-cell>
          <table:table-cell office:value-type="float" office:value="11" calcext:value-type="float">
            <text:p>11</text:p>
          </table:table-cell>
          <table:table-cell office:value-type="float" office:value="0.897833" calcext:value-type="float">
            <text:p>0.897833</text:p>
          </table:table-cell>
          <table:table-cell office:value-type="float" office:value="4826.853" calcext:value-type="float">
            <text:p>4826.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foam5</text:p>
          </table:table-cell>
          <table:table-cell office:value-type="float" office:value="12" calcext:value-type="float">
            <text:p>12</text:p>
          </table:table-cell>
          <table:table-cell office:value-type="float" office:value="0.1825" calcext:value-type="float">
            <text:p>0.1825</text:p>
          </table:table-cell>
          <table:table-cell office:value-type="float" office:value="6425.60022" calcext:value-type="float">
            <text:p>6425.6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gear</text:p>
          </table:table-cell>
          <table:table-cell office:value-type="float" office:value="11" calcext:value-type="float">
            <text:p>11</text:p>
          </table:table-cell>
          <table:table-cell office:value-type="float" office:value="0.365228" calcext:value-type="float">
            <text:p>0.365228</text:p>
          </table:table-cell>
          <table:table-cell office:value-type="float" office:value="4151.636" calcext:value-type="float">
            <text:p>4151.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ra-hook</text:p>
          </table:table-cell>
          <table:table-cell office:value-type="float" office:value="20" calcext:value-type="float">
            <text:p>20</text:p>
          </table:table-cell>
          <table:table-cell office:value-type="float" office:value="0.842474" calcext:value-type="float">
            <text:p>0.842474</text:p>
          </table:table-cell>
          <table:table-cell office:value-type="float" office:value="6057.354" calcext:value-type="float">
            <text:p>6057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sion</text:p>
          </table:table-cell>
          <table:table-cell office:value-type="float" office:value="14" calcext:value-type="float">
            <text:p>14</text:p>
          </table:table-cell>
          <table:table-cell office:value-type="float" office:value="0.251768" calcext:value-type="float">
            <text:p>0.251768</text:p>
          </table:table-cell>
          <table:table-cell office:value-type="float" office:value="-0.4182378" calcext:value-type="float">
            <text:p>-0.4182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deer</text:p>
          </table:table-cell>
          <table:table-cell office:value-type="float" office:value="5" calcext:value-type="float">
            <text:p>5</text:p>
          </table:table-cell>
          <table:table-cell office:value-type="float" office:value="0.130687" calcext:value-type="float">
            <text:p>0.130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pacman</text:p>
          </table:table-cell>
          <table:table-cell office:value-type="float" office:value="4" calcext:value-type="float">
            <text:p>4</text:p>
          </table:table-cell>
          <table:table-cell office:value-type="float" office:value="0.081635" calcext:value-type="float">
            <text:p>0.0816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turtle</text:p>
          </table:table-cell>
          <table:table-cell office:value-type="float" office:value="6" calcext:value-type="float">
            <text:p>6</text:p>
          </table:table-cell>
          <table:table-cell office:value-type="float" office:value="0.097674" calcext:value-type="float">
            <text:p>0.0976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23:32:18.94727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11-20T23:33:47.098590615</dc:date>
    <meta:editing-duration>PT12M25S</meta:editing-duration>
    <meta:editing-cycles>4</meta:editing-cycles>
    <meta:document-statistic meta:table-count="1" meta:cell-count="156" meta:object-count="0"/>
  </office:meta>
</office:document-meta>
</file>